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erif" fo:font-size="12pt" fo:font-weight="normal" officeooo:rsid="000df749" officeooo:paragraph-rsid="0019e579" style:font-size-asian="12pt" style:font-weight-asian="normal" style:font-size-complex="12pt" style:font-weight-complex="normal"/>
    </style:style>
    <style:style style:name="P2" style:family="paragraph" style:parent-style-name="Standard">
      <style:text-properties style:font-name="Liberation Serif" fo:font-size="12pt" officeooo:rsid="00397de2" officeooo:paragraph-rsid="0019e579" style:font-size-asian="12pt" style:font-size-complex="12pt"/>
    </style:style>
    <style:style style:name="P3" style:family="paragraph" style:parent-style-name="Standard">
      <style:text-properties style:font-name="Liberation Serif" fo:font-size="12pt" fo:font-weight="bold" officeooo:rsid="000df749" officeooo:paragraph-rsid="0019e579" style:font-size-asian="12pt" style:font-weight-asian="bold" style:font-size-complex="12pt" style:font-weight-complex="bold"/>
    </style:style>
    <style:style style:name="P4" style:family="paragraph" style:parent-style-name="Standard">
      <style:text-properties style:font-name="Liberation Serif" fo:font-size="14pt" fo:font-weight="bold" officeooo:rsid="000df749" officeooo:paragraph-rsid="0019e579" style:font-size-asian="14pt" style:font-weight-asian="bold" style:font-size-complex="14pt" style:font-weight-complex="bold"/>
    </style:style>
    <style:style style:name="P5" style:family="paragraph" style:parent-style-name="Standard">
      <style:text-properties officeooo:rsid="000df749" officeooo:paragraph-rsid="0019e579"/>
    </style:style>
    <style:style style:name="P6" style:family="paragraph" style:parent-style-name="Standard" style:list-style-name="L1">
      <style:text-properties style:font-name="Liberation Serif" fo:font-size="12pt" fo:font-weight="normal" officeooo:rsid="000df749" officeooo:paragraph-rsid="0019e579" style:font-size-asian="12pt" style:font-weight-asian="normal" style:font-size-complex="12pt" style:font-weight-complex="normal"/>
    </style:style>
    <style:style style:name="P7" style:family="paragraph" style:parent-style-name="Standard" style:list-style-name="L2">
      <style:text-properties style:font-name="Liberation Serif" fo:font-size="12pt" fo:font-weight="normal" officeooo:rsid="000df749" officeooo:paragraph-rsid="0019e579" style:font-size-asian="12pt" style:font-weight-asian="normal" style:font-size-complex="12pt" style:font-weight-complex="normal"/>
    </style:style>
    <style:style style:name="P8" style:family="paragraph" style:parent-style-name="Standard" style:list-style-name="L3">
      <style:text-properties style:font-name="Liberation Serif" fo:font-size="12pt" fo:font-weight="normal" officeooo:rsid="000df749" officeooo:paragraph-rsid="0019e579" style:font-size-asian="12pt" style:font-weight-asian="normal" style:font-size-complex="12pt" style:font-weight-complex="normal"/>
    </style:style>
    <style:style style:name="P9" style:family="paragraph" style:parent-style-name="Standard" style:list-style-name="L3" style:master-page-name="">
      <loext:graphic-properties draw:fill="none"/>
      <style:paragraph-properties fo:margin-left="0.5in" fo:margin-right="0in" fo:text-indent="-0.25in" style:auto-text-indent="false" style:page-number="auto" fo:background-color="transparent"/>
      <style:text-properties style:font-name="Liberation Serif" fo:font-size="12pt" fo:font-weight="normal" officeooo:rsid="000df749" officeooo:paragraph-rsid="0019e579" style:font-size-asian="12pt" style:font-weight-asian="normal" style:font-size-complex="12pt" style:font-weight-complex="normal"/>
    </style:style>
    <style:style style:name="P10" style:family="paragraph" style:parent-style-name="Standard" style:list-style-name="L3">
      <style:text-properties style:font-name="Liberation Serif" fo:font-size="12pt" fo:font-weight="normal" officeooo:rsid="000df749" officeooo:paragraph-rsid="001a60b9" style:font-size-asian="12pt" style:font-weight-asian="normal" style:font-size-complex="12pt" style:font-weight-complex="normal"/>
    </style:style>
    <style:style style:name="P11" style:family="paragraph" style:parent-style-name="Standard" style:list-style-name="L3" style:master-page-name="">
      <loext:graphic-properties draw:fill="none"/>
      <style:paragraph-properties fo:margin-left="0.5in" fo:margin-right="0in" fo:text-indent="-0.25in" style:auto-text-indent="false" style:page-number="auto" fo:background-color="transparent">
        <style:tab-stops>
          <style:tab-stop style:position="-0.1457in"/>
        </style:tab-stops>
      </style:paragraph-properties>
      <style:text-properties style:font-name="Liberation Serif" fo:font-size="12pt" fo:font-weight="normal" officeooo:rsid="000df749" officeooo:paragraph-rsid="0019e579" style:font-size-asian="12pt" style:font-weight-asian="normal" style:font-size-complex="12pt" style:font-weight-complex="normal"/>
    </style:style>
    <style:style style:name="P12" style:family="paragraph" style:parent-style-name="Standard" style:list-style-name="L3">
      <loext:graphic-properties draw:fill="none"/>
      <style:paragraph-properties fo:margin-left="0.5in" fo:margin-right="0in" fo:text-indent="0in" style:auto-text-indent="false" fo:background-color="transparent">
        <style:tab-stops>
          <style:tab-stop style:position="-0.1457in"/>
        </style:tab-stops>
      </style:paragraph-properties>
      <style:text-properties style:font-name="Liberation Serif" fo:font-size="12pt" fo:font-weight="normal" officeooo:rsid="000df749" officeooo:paragraph-rsid="0019e579" style:font-size-asian="12pt" style:font-weight-asian="normal" style:font-size-complex="12pt" style:font-weight-complex="normal"/>
    </style:style>
    <style:style style:name="P13" style:family="paragraph" style:parent-style-name="Standard" style:list-style-name="L3">
      <loext:graphic-properties draw:fill="none"/>
      <style:paragraph-properties fo:margin-left="0in" fo:margin-right="0in" fo:text-indent="0in" style:auto-text-indent="false" fo:background-color="transparent">
        <style:tab-stops>
          <style:tab-stop style:position="-0.1457in"/>
        </style:tab-stops>
      </style:paragraph-properties>
      <style:text-properties style:font-name="Liberation Serif" fo:font-size="12pt" fo:font-weight="normal" officeooo:rsid="000df749" officeooo:paragraph-rsid="0019e579" style:font-size-asian="12pt" style:font-weight-asian="normal" style:font-size-complex="12pt" style:font-weight-complex="normal"/>
    </style:style>
    <style:style style:name="P14" style:family="paragraph" style:parent-style-name="Standard" style:list-style-name="L3">
      <loext:graphic-properties draw:fill="none"/>
      <style:paragraph-properties fo:margin-left="0.5in" fo:margin-right="0in" fo:text-indent="0in" style:auto-text-indent="false" fo:background-color="transparent">
        <style:tab-stops>
          <style:tab-stop style:position="-0.1457in"/>
        </style:tab-stops>
      </style:paragraph-properties>
      <style:text-properties style:font-name="Liberation Serif" fo:font-size="12pt" fo:font-weight="normal" officeooo:rsid="000df749" officeooo:paragraph-rsid="001a60b9" style:font-size-asian="12pt" style:font-weight-asian="normal" style:font-size-complex="12pt" style:font-weight-complex="normal"/>
    </style:style>
    <style:style style:name="P15" style:family="paragraph" style:parent-style-name="Standard" style:list-style-name="L3">
      <loext:graphic-properties draw:fill="none"/>
      <style:paragraph-properties fo:margin-left="0in" fo:margin-right="0in" fo:text-indent="0in" style:auto-text-indent="false" fo:background-color="transparent">
        <style:tab-stops>
          <style:tab-stop style:position="-0.1457in"/>
        </style:tab-stops>
      </style:paragraph-properties>
      <style:text-properties style:font-name="Liberation Serif" fo:font-size="12pt" fo:font-weight="normal" officeooo:rsid="000df749" officeooo:paragraph-rsid="001a60b9" style:font-size-asian="12pt" style:font-weight-asian="normal" style:font-size-complex="12pt" style:font-weight-complex="normal"/>
    </style:style>
    <style:style style:name="P16" style:family="paragraph" style:parent-style-name="Standard" style:list-style-name="L3">
      <style:text-properties style:font-name="Liberation Serif" fo:font-size="12pt" fo:font-weight="normal" officeooo:rsid="001ad1b9" officeooo:paragraph-rsid="001a60b9" style:font-size-asian="12pt" style:font-weight-asian="normal" style:font-size-complex="12pt" style:font-weight-complex="normal"/>
    </style:style>
    <style:style style:name="P17" style:family="paragraph" style:parent-style-name="Standard" style:list-style-name="L3">
      <style:text-properties style:font-name="Liberation Serif" fo:font-size="12pt" fo:font-weight="normal" officeooo:rsid="001cc105" officeooo:paragraph-rsid="001a60b9" style:font-size-asian="12pt" style:font-weight-asian="normal" style:font-size-complex="12pt" style:font-weight-complex="normal"/>
    </style:style>
    <style:style style:name="P18" style:family="paragraph" style:parent-style-name="Standard" style:list-style-name="L3">
      <style:text-properties style:font-name="Liberation Serif" fo:font-size="12pt" officeooo:rsid="00397de2" officeooo:paragraph-rsid="001a60b9" style:font-size-asian="12pt" style:font-size-complex="12pt"/>
    </style:style>
    <style:style style:name="P19" style:family="paragraph" style:parent-style-name="Standard" style:list-style-name="L3">
      <style:text-properties style:font-name="Liberation Serif" fo:font-size="12pt" fo:font-weight="bold" officeooo:rsid="001ad1b9" officeooo:paragraph-rsid="001a60b9" style:font-size-asian="12pt" style:font-weight-asian="bold" style:font-size-complex="12pt" style:font-weight-complex="bold"/>
    </style:style>
    <style:style style:name="P20" style:family="paragraph" style:parent-style-name="Standard" style:list-style-name="L3">
      <style:text-properties style:font-name="Liberation Serif" fo:font-size="12pt" fo:language="de" fo:country="DE" fo:font-weight="normal" officeooo:rsid="000df749" officeooo:paragraph-rsid="001a60b9" style:font-size-asian="12pt" style:font-weight-asian="normal" style:font-size-complex="12pt" style:font-weight-complex="normal"/>
    </style:style>
    <style:style style:name="P21" style:family="paragraph" style:parent-style-name="Standard" style:list-style-name="L3">
      <loext:graphic-properties draw:fill="none"/>
      <style:paragraph-properties fo:margin-left="0.5in" fo:margin-right="0in" fo:text-indent="-0.25in" style:auto-text-indent="false" fo:background-color="transparent"/>
      <style:text-properties style:font-name="Liberation Serif" fo:font-size="12pt" fo:language="de" fo:country="DE" fo:font-weight="normal" officeooo:rsid="000df749" officeooo:paragraph-rsid="001a60b9" style:font-size-asian="12pt" style:font-weight-asian="normal" style:font-size-complex="12pt" style:font-weight-complex="normal"/>
    </style:style>
    <style:style style:name="P22" style:family="paragraph" style:parent-style-name="Standard" style:list-style-name="L3">
      <style:text-properties style:font-name="Liberation Serif" fo:font-size="12pt" fo:language="de" fo:country="DE" fo:font-weight="bold" officeooo:rsid="000df749" officeooo:paragraph-rsid="001a60b9" style:font-size-asian="12pt" style:font-weight-asian="bold" style:font-size-complex="12pt" style:font-weight-complex="bold"/>
    </style:style>
    <style:style style:name="P23" style:family="paragraph" style:parent-style-name="Standard" style:list-style-name="L3">
      <style:text-properties style:font-name="Liberation Serif" fo:font-size="14pt" fo:font-weight="bold" officeooo:rsid="001cc105" officeooo:paragraph-rsid="001a60b9" style:font-size-asian="14pt" style:font-weight-asian="bold" style:font-size-complex="14pt" style:font-weight-complex="bold"/>
    </style:style>
    <style:style style:name="P24" style:family="paragraph" style:parent-style-name="Standard" style:list-style-name="L3">
      <style:paragraph-properties fo:break-before="page"/>
      <style:text-properties officeooo:paragraph-rsid="001a60b9"/>
    </style:style>
    <style:style style:name="P25" style:family="paragraph" style:parent-style-name="Standard" style:list-style-name="L3">
      <style:text-properties officeooo:paragraph-rsid="001a60b9"/>
    </style:style>
    <style:style style:name="P26" style:family="paragraph" style:parent-style-name="Standard" style:list-style-name="L3">
      <loext:graphic-properties draw:fill="none"/>
      <style:paragraph-properties fo:margin-left="0.5in" fo:margin-right="0in" fo:text-indent="-0.25in" style:auto-text-indent="false" fo:background-color="transparent"/>
      <style:text-properties officeooo:paragraph-rsid="001a60b9"/>
    </style:style>
    <style:style style:name="P27" style:family="paragraph" style:parent-style-name="Standard" style:list-style-name="L3">
      <style:text-properties officeooo:rsid="001ad1b9" officeooo:paragraph-rsid="001a60b9"/>
    </style:style>
    <style:style style:name="P28" style:family="paragraph" style:parent-style-name="Standard" style:list-style-name="L3">
      <style:text-properties officeooo:rsid="000df749" officeooo:paragraph-rsid="001a60b9"/>
    </style:style>
    <style:style style:name="P29" style:family="paragraph" style:parent-style-name="Standard" style:list-style-name="L3" style:master-page-name="">
      <loext:graphic-properties draw:fill="none"/>
      <style:paragraph-properties fo:margin-left="0.5in" fo:margin-right="0in" fo:text-indent="-0.25in" style:auto-text-indent="false" style:page-number="auto" fo:background-color="transparent">
        <style:tab-stops>
          <style:tab-stop style:position="-0.1457in"/>
        </style:tab-stops>
      </style:paragraph-properties>
      <style:text-properties officeooo:paragraph-rsid="001a60b9"/>
    </style:style>
    <style:style style:name="P30" style:family="paragraph" style:parent-style-name="Standard" style:list-style-name="L3">
      <loext:graphic-properties draw:fill="none"/>
      <style:paragraph-properties fo:margin-left="0in" fo:margin-right="0in" fo:text-indent="0in" style:auto-text-indent="false" fo:background-color="transparent">
        <style:tab-stops>
          <style:tab-stop style:position="-0.1457in"/>
        </style:tab-stops>
      </style:paragraph-properties>
      <style:text-properties officeooo:paragraph-rsid="001a60b9"/>
    </style:style>
    <style:style style:name="T1" style:family="text">
      <style:text-properties officeooo:rsid="00397de2"/>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397de2" style:font-size-asian="12pt" style:font-size-complex="12pt"/>
    </style:style>
    <style:style style:name="T4" style:family="text">
      <style:text-properties style:font-name="Liberation Serif" fo:font-size="12pt" fo:font-weight="normal" officeooo:rsid="001d3359" style:font-size-asian="12pt" style:font-weight-asian="normal" style:font-size-complex="12pt" style:font-weight-complex="normal"/>
    </style:style>
    <style:style style:name="T5" style:family="text">
      <style:text-properties style:font-name="Liberation Serif" fo:font-size="12pt" fo:font-weight="normal" officeooo:rsid="000df749" style:font-size-asian="12pt" style:font-weight-asian="normal" style:font-size-complex="12pt" style:font-weight-complex="normal"/>
    </style:style>
    <style:style style:name="T6" style:family="text">
      <style:text-properties style:font-name="Liberation Serif" fo:font-size="12pt" fo:language="de" fo:country="DE" fo:font-weight="normal" officeooo:rsid="000df749" style:font-size-asian="12pt" style:font-weight-asian="normal" style:font-size-complex="12pt" style:font-weight-complex="normal"/>
    </style:style>
    <style:style style:name="T7" style:family="text">
      <style:text-properties officeooo:rsid="003b2927"/>
    </style:style>
    <style:style style:name="T8" style:family="text">
      <style:text-properties officeooo:rsid="003b3d55"/>
    </style:style>
    <style:style style:name="T9" style:family="text">
      <style:text-properties officeooo:rsid="003b65cb"/>
    </style:style>
    <style:style style:name="T10" style:family="text">
      <style:text-properties fo:font-weight="bold" style:font-weight-asian="bold" style:font-weight-complex="bold"/>
    </style:style>
    <style:style style:name="T11" style:family="text">
      <style:text-properties fo:font-weight="bold" officeooo:rsid="003fdff7" style:font-weight-asian="bold" style:font-weight-complex="bold"/>
    </style:style>
    <style:style style:name="T12" style:family="text">
      <style:text-properties fo:font-weight="bold" officeooo:rsid="00210e2e" style:font-weight-asian="bold" style:font-weight-complex="bold"/>
    </style:style>
    <style:style style:name="T13" style:family="text">
      <style:text-properties officeooo:rsid="003caa08"/>
    </style:style>
    <style:style style:name="T14" style:family="text">
      <style:text-properties officeooo:rsid="003e354b"/>
    </style:style>
    <style:style style:name="T15" style:family="text">
      <style:text-properties officeooo:rsid="003fdff7"/>
    </style:style>
    <style:style style:name="T16" style:family="text">
      <style:text-properties officeooo:rsid="001ad1b9"/>
    </style:style>
    <style:style style:name="T17" style:family="text">
      <style:text-properties officeooo:rsid="001cc105"/>
    </style:style>
    <style:style style:name="T18" style:family="text">
      <style:text-properties fo:language="de" fo:country="DE"/>
    </style:style>
    <style:style style:name="T19" style:family="text">
      <style:text-properties fo:language="de" fo:country="DE" officeooo:rsid="002216b2"/>
    </style:style>
    <style:style style:name="T20" style:family="text">
      <style:text-properties fo:language="de" fo:country="DE" fo:font-weight="bold" officeooo:rsid="002216b2" style:font-weight-asian="bold" style:font-weight-complex="bold"/>
    </style:style>
    <style:style style:name="T21" style:family="text">
      <style:text-properties fo:language="de" fo:country="DE" officeooo:rsid="00232f9a"/>
    </style:style>
    <style:style style:name="T22" style:family="text">
      <style:text-properties officeooo:rsid="001d3359"/>
    </style:style>
    <style:style style:name="T23" style:family="text">
      <style:text-properties officeooo:rsid="001e6978"/>
    </style:style>
    <style:style style:name="T24" style:family="text">
      <style:text-properties officeooo:rsid="001f1900"/>
    </style:style>
    <style:style style:name="T25" style:family="text">
      <style:text-properties officeooo:rsid="00207b6e"/>
    </style:style>
    <style:style style:name="T26" style:family="text">
      <style:text-properties officeooo:rsid="00210e2e"/>
    </style:style>
    <style:style style:name="T27" style:family="text">
      <style:text-properties officeooo:rsid="002216b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5"><text:span text:style-name="T1">EsPiFF</text:span><text:span text:style-name="T3"> REGULATORY COMPLIANCE AND SAFETY INFORMATION</text:span></text:p>
      <text:p text:style-name="P2"/>
      <text:p text:style-name="P2">Product name: EsPiFF V3.2</text:p>
      <text:p text:style-name="P2"/>
      <text:p text:style-name="P2">IMPORTANT: PLEASE RETAIN THIS INFORMATION FOR FUTURE REFERENCE</text:p>
      <text:p text:style-name="P5"/>
      <text:p text:style-name="P5"/>
      <text:p text:style-name="P3">Getting Started</text:p>
      <text:p text:style-name="P1">For full set up and installation instructions please visit <text:a xlink:type="simple" xlink:href="https://github.com/MDCservice/EsPiFF/tree/main/examples" text:style-name="Internet_20_link" text:visited-style-name="Visited_20_Internet_20_Link">https://github.com/MDCservice/EsPiFF/tree/main/examples</text:a></text:p>
      <text:p text:style-name="P1"/>
      <text:p text:style-name="P4">Wa<text:span text:style-name="T7">r</text:span>nings</text:p>
      <text:list xml:id="list4189061064" text:style-name="L1">
        <text:list-item>
          <text:p text:style-name="P6">This product shall only be connected to an external power supply <text:span text:style-name="T7">ether</text:span> rated at 5V dc, and a minimum current of <text:span text:style-name="T7">3</text:span>00-1800mA, <text:span text:style-name="T7">if power is supplied by USB-C</text:span>. <text:span text:style-name="T7">If powered by the 24V pin header, an external power supply rated from 9V to 32V and minimum current of 200mA must be used.</text:span> Any external power supply used with the <text:span text:style-name="T7">EsPiFF</text:span> shall comply with<text:line-break/>relevant regulations and standards applicable in the country of intended use.</text:p>
        </text:list-item>
        <text:list-item>
          <text:p text:style-name="P6">This product should be placed on a stable, flat, non-conductive surface in use and should not be contacted by conductive items.</text:p>
        </text:list-item>
        <text:list-item>
          <text:p text:style-name="P6">The connection of unapproved devices to the GPIO connector may affect compliance or result in damage to the unit and invalidate the warranty.</text:p>
        </text:list-item>
        <text:list-item>
          <text:p text:style-name="P6">All peripherals used with the <text:span text:style-name="T8">EsPiFF</text:span> should comply with relevant standards for the country of use and be marked accordingly to ensure that safety and performance requirements are met. These articles include but are not limited to keyboards, monitors, and mice used in conjunction with the <text:span text:style-name="T8">EsPiFF</text:span>.</text:p>
        </text:list-item>
        <text:list-item>
          <text:p text:style-name="P6">Where peripherals are connected that do not include the cable or connector, the cable or connector used must offer adequate insulation and operation in order that the requirements of the relevant performance and safety requirements are met.</text:p>
        </text:list-item>
      </text:list>
      <text:p text:style-name="P1"/>
      <text:p text:style-name="P3"><text:span text:style-name="T9">I</text:span>nst<text:span text:style-name="T9">r</text:span>u<text:span text:style-name="T9">c</text:span>tions fo<text:span text:style-name="T9">r</text:span> safe use</text:p>
      <text:p text:style-name="P1"/>
      <text:p text:style-name="P1"><text:span text:style-name="T9">T</text:span>o avoid malfunction or damage to your <text:span text:style-name="T9">EsPiFF</text:span> please observe the following:</text:p>
      <text:list xml:id="list875373133" text:style-name="L2">
        <text:list-item>
          <text:p text:style-name="P7">Do <text:span text:style-name="T10">not</text:span> expose it to water, moisture or place on a conductive surface whilst in operation.</text:p>
        </text:list-item>
        <text:list-item>
          <text:p text:style-name="P7">Do not expose it to heat from any source; the <text:span text:style-name="T13">EsPiFF</text:span> is designed for reliable operation at normal ambient room temperatures.</text:p>
        </text:list-item>
        <text:list-item>
          <text:p text:style-name="P7">Take care whilst handling to avoid mechanical or electrical damage to the printed circuit board and connectors.</text:p>
        </text:list-item>
        <text:list-item>
          <text:p text:style-name="P7">Avoid handling the printed circuit board while it is powered. Only handle by the edges to minimize the risk of electrostatic discharge damage.</text:p>
        </text:list-item>
        <text:list-item>
          <text:p text:style-name="P7">The <text:span text:style-name="T14">EsPiFF</text:span> is designed to be powered from a USB port, <text:span text:style-name="T14">from a PoE HAT or the 24V pin header</text:span>. <text:span text:style-name="T14">Do not power the EsPiFF</text:span> <text:span text:style-name="T14">by other means. </text:span></text:p>
        </text:list-item>
      </text:list>
      <text:p text:style-name="P1"/>
      <text:p text:style-name="P1"><text:span text:style-name="T10">Complian</text:span><text:span text:style-name="T11">c</text:span><text:span text:style-name="T10">e info</text:span><text:span text:style-name="T11">r</text:span><text:span text:style-name="T10">mation</text:span><text:line-break/></text:p>
      <text:p text:style-name="P1">The <text:span text:style-name="T15">EsPiFF</text:span> complies with the relevant provisions of the RoHS Directive for the European Union. In common with all Electrical and Electronic Equipment (EEE) the <text:span text:style-name="T15">EspiFF</text:span> should not be disposed of as household waste. Alternative arrangements may apply in other jurisdictions. </text:p>
      <text:p text:style-name="P1"/>
      <text:p text:style-name="P1"><text:span text:style-name="T10">El</text:span><text:span text:style-name="T11">e</text:span><text:span text:style-name="T10">ctroma</text:span><text:span text:style-name="T11">g</text:span><text:span text:style-name="T10">n</text:span><text:span text:style-name="T11">e</text:span><text:span text:style-name="T10">tic compatibility an</text:span><text:span text:style-name="T11">d</text:span><text:span text:style-name="T10"> op</text:span><text:span text:style-name="T11">e</text:span><text:span text:style-name="T10">ration</text:span></text:p>
      <text:list xml:id="list1851751541" text:style-name="L3">
        <text:list-item>
          <text:p text:style-name="P8"><text:soft-page-break/>This product is in conformity with the protection requirements of EU Council Directive 2004/108/EC on the approximation of the laws of the Member States relating to electromagnetic compatibility.</text:p>
        </text:list-item>
        <text:list-item>
          <text:p text:style-name="P9">This product has been tested and found to comply with the limits for Class B Information Technology Equipment according to the European Standard.<text:line-break/>NOTE: This equipment has been tested and found to comply with the limits for a Class B digital device, pursuant to part 15 of the FCC Rules. These limits are designed to provide reasonable protection against harmful interference in a residential installation. This equipment generates, uses and can radiate radio frequency energy and, if not installed and used in accordance with the instructions, may cause harmful interference to radio communications. However, there is no guarantee that interference will not occur in a particular installation. If this equipment does cause harmful interference to radio or television reception, which can be determined by turning the equipment off and on, the user is encouraged to try to correct the interference by one or more of the following measures:<text:line-break/> - Reorient or relocate the receiving antenna<text:line-break/> - Increase the separation between the equipment and receiver<text:line-break/> - Connect the equipment into an outlet on a circuit different from that to which the receiver is connected</text:p>
          <text:p text:style-name="P11"><text:s/>- Consult the dealer or an experienced radio/TV technician for help</text:p>
          <text:p text:style-name="P12"/>
          <text:p text:style-name="P13"><text:line-break/><text:line-break/>WARNING: Please do not alter or modify the design of this product, doing so may void your ability to use the product freely, this includes altering the frequency at which the product operates.</text:p>
        </text:list-item>
        <text:list-item>
          <text:p text:style-name="P24"/>
        </text:list-item>
        <text:list-item>
          <text:p text:style-name="P25"/>
        </text:list-item>
        <text:list-item>
          <text:p text:style-name="P27"><text:span text:style-name="T3">E</text:span><text:span text:style-name="T2">sPiFF Gesetzliche Vorschriften und Sicherheitsinformationen</text:span></text:p>
        </text:list-item>
        <text:list-item>
          <text:p text:style-name="P18"/>
        </text:list-item>
        <text:list-item>
          <text:p text:style-name="P18">Produ<text:span text:style-name="T16">k</text:span>tname: EsPiFF V3.2</text:p>
        </text:list-item>
        <text:list-item>
          <text:p text:style-name="P18"/>
        </text:list-item>
        <text:list-item>
          <text:p text:style-name="P18"><text:span text:style-name="T16">Wichtig</text:span>: <text:span text:style-name="T16">Bitte bewahren Sie diesen Merkzettel gut auf, um auch in Zukunft nachzulesen.</text:span></text:p>
        </text:list-item>
        <text:list-item>
          <text:p text:style-name="P28"/>
        </text:list-item>
        <text:list-item>
          <text:p text:style-name="P28"/>
        </text:list-item>
        <text:list-item>
          <text:p text:style-name="P19">Einstieg / Erste Schritte</text:p>
        </text:list-item>
        <text:list-item>
          <text:p text:style-name="P16">Für eine vollständige Anleitung lesen Sie bitte diese Informationen:</text:p>
        </text:list-item>
        <text:list-item>
          <text:p text:style-name="P10"><text:a xlink:type="simple" xlink:href="https://github.com/MDCservice/EsPiFF/tree/main/examples" text:style-name="Internet_20_link" text:visited-style-name="Visited_20_Internet_20_Link">https://github.com/MDCservice/EsPiFF/tree/main/examples</text:a></text:p>
        </text:list-item>
        <text:list-item>
          <text:p text:style-name="P10"/>
        </text:list-item>
        <text:list-item>
          <text:p text:style-name="P23">Warnungen</text:p>
        </text:list-item>
        <text:list-item>
          <text:p text:style-name="P10"><text:span text:style-name="T17">Dieses Produkt darf nur mit einer externen Stromversorgungen betrieben werden, die entweder spezifiziert ist als 5V Gleichspannungsnetzteil, und für eine</text:span> <text:span text:style-name="T17">minimalen Strom von 300 – 1800mA spezifiziert ist, wenn die Stromversorgung über die USB-C Buchse erfolgt. </text:span></text:p>
          <text:p text:style-name="P17">Soll die Stromversorgung über den 24V Pin Stecker erfolgen, so muss diese für einen Spannungsbereich von 9V bis 32V und mindestens für 200mA spezifiziert sein. Jede externe Stromquelle muss den relevanten gesetzlichen Bestimmungen des Landes entsprechen, in dem diese eingesetzt wird.</text:p>
        </text:list-item>
        <text:list-item>
          <text:p text:style-name="P25"><text:span text:style-name="T4">Dieses Produkt sollte während des Gebrauchs auf einer stabilen, flachen, nicht leitfähigen Oberfläche </text:span><text:span text:style-name="T18">platziert werden und darf nicht mit leitenden Gegenständen in Kontakt gebracht werden.</text:span></text:p>
        </text:list-item>
        <text:list-item>
          <text:p text:style-name="P20">Der Anschluss nicht zugelassener Geräte an den GPIO-Anschluss kann die Konformität beeinträchtigen oder zu Schäden am Gerät führen und die Garantie ungültig machen.</text:p>
        </text:list-item>
        <text:list-item>
          <text:p text:style-name="P20">Alle mit dem EsPiFF verwendeten Peripheriegeräte sollten den einschlägigen Normen des Verwendungslandes entsprechen und entsprechend gekennzeichnet sein, um sicherzustellen, dass die Sicherheits- und Leistungsanforderungen erfüllt werden. Diese Artikel <text:span text:style-name="T22">beispielsweise HATs,</text:span> Monitore und Mäuse, <text:span text:style-name="T22">sowie sonstige </text:span>Peripherie <text:span text:style-name="T22">die</text:span> mit dem EsPiFF verwendet werden.</text:p>
        </text:list-item>
        <text:list-item>
          <text:p text:style-name="P20">Wenn Peripheriegeräte angeschlossen werden, die kein <text:span text:style-name="T23">normgerechtes </text:span>Kabel oder Stecker enthalten, muss das verwendete Kabel oder <text:span text:style-name="T23">Leiter</text:span> eine angemessene Isolierung und <text:span text:style-name="T23">Betriebsf</text:span>unktion bieten, damit die Anforderungen der relevanten Leistungs- und Sicherheits<text:span text:style-name="T23">­</text:span>anforderungen erfüllt werden.</text:p>
        </text:list-item>
        <text:list-item>
          <text:p text:style-name="P10"/>
        </text:list-item>
        <text:list-item>
          <text:p text:style-name="P22">Hinweise zur sicheren <text:span text:style-name="T24">Benutzung</text:span></text:p>
        </text:list-item>
        <text:list-item>
          <text:p text:style-name="P10"/>
        </text:list-item>
        <text:list-item>
          <text:p text:style-name="P20">Um Fehlfunktionen oder Schäden an Ihrem EsPiFF zu vermeiden, beachten Sie bitte <text:span text:style-name="T24">f</text:span>olgende <text:span text:style-name="T24">Hinweise:</text:span></text:p>
        </text:list-item>
        <text:list-item>
          <text:p text:style-name="P20">Setzen Sie <text:span text:style-name="T24">den EsPiFF</text:span> während des Betriebs weder Wasser noch Feuchtigkeit aus und legen Sie es <text:span text:style-name="T10">nicht</text:span> auf eine leitfähige Oberfläche.</text:p>
        </text:list-item>
        <text:list-item>
          <text:p text:style-name="P20">Setzen Sie <text:span text:style-name="T24">den EsPiFF</text:span> keiner Wärme- <text:span text:style-name="T24">oder Hitze</text:span>quelle aus; D<text:span text:style-name="T24">er</text:span> EsPiFF ist für einen zuverlässigen Betrieb bei normalen Raumtemperaturen ausgelegt.</text:p>
        </text:list-item>
        <text:list-item>
          <text:p text:style-name="P20">Gehen Sie bei der Handhabung vorsichtig vor, um mechanische oder elektrische Schäden an der Leiterplatte und den Anschlüssen zu vermeiden.</text:p>
        </text:list-item>
        <text:list-item>
          <text:p text:style-name="P20">Vermeiden Sie es, die Leiterplatte zu <text:span text:style-name="T24">bewegen</text:span>, während <text:span text:style-name="T24">diese</text:span> eingeschaltet ist. <text:span text:style-name="T25">Bitte berühren Sie die Platine nur an den Kanten</text:span>, um das Risiko einer Beschädigung durch elektrostatische Entladung zu minimieren.</text:p>
        </text:list-item>
        <text:list-item>
          <text:p text:style-name="P20">Das EsPiFF ist so konzipiert, dass es über einen USB-Anschluss, einen PoE-HAT oder die 24-V-Stiftleiste mit Strom versorgt wird. Versorgen Sie das EsPiFF nicht auf andere Weise mit Strom.</text:p>
        </text:list-item>
        <text:list-item>
          <text:p text:style-name="P10"><text:soft-page-break/></text:p>
        </text:list-item>
        <text:list-item>
          <text:p text:style-name="P10"><text:span text:style-name="T12">Konformitätserklärung</text:span><text:line-break/></text:p>
        </text:list-item>
        <text:list-item>
          <text:p text:style-name="P20">Der EsPiFF entspricht den einschlägigen Bestimmungen der RoHS-Richtlinie für die Europäische Union. Wie alle Elektro- und Elektronikgeräte (EEE) darf auch der EspiFF nicht im Hausmüll entsorgt werden. <text:span text:style-name="T26">Außerhalb der </text:span>Europäische Union können alternative Regelungen gelten.</text:p>
        </text:list-item>
        <text:list-item>
          <text:p text:style-name="P10"/>
        </text:list-item>
        <text:list-item>
          <text:p text:style-name="P22">Elektromagnetische Verträglichkeit und Betrieb</text:p>
        </text:list-item>
        <text:list-item>
          <text:p text:style-name="P20">Dieses Produkt entspricht den <text:span text:style-name="T27">A</text:span>nforderungen der EU-Richtlinie 2004/108/EG des Rates zur Angleichung der Gesetze der Mitgliedstaaten über die elektromagnetische Verträglichkeit.</text:p>
        </text:list-item>
        <text:list-item>
          <text:p text:style-name="P21">Dieses Produkt wurde getestet und entspricht den Grenzwerten für informationstechnische Geräte der Klasse B gemäß der europäischen Norm. </text:p>
        </text:list-item>
        <text:list-item>
          <text:p text:style-name="P26"><text:span text:style-name="T6">HINWEIS: Dieses Gerät wurde getestet und entspricht den Grenzwerten für ein digitales Gerät der Klasse B gemäß Teil 15 der FCC-Bestimmungen. Diese Grenzwerte sollen einen angemessenen Schutz vor schädlichen Interferenzen bei einer Installation in Wohngebieten bieten. Dieses Gerät erzeugt, verwendet und kann Hochfrequenzenergie ausstrahlen und kann, wenn es nicht gemäß den Anweisungen installiert und verwendet wird, schädliche Störungen des Funkverkehrs verursachen. Es gibt jedoch keine Garantie dafür, dass bei einer bestimmten Installation keine Interferenzen auftreten. Wenn dieses Gerät schädliche Störungen beim Radio- oder Fernsehempfang verursacht, was durch Ein- und Ausschalten des Geräts festgestellt werden kann, wird dem Benutzer empfohlen, zu versuchen, die Störung durch eine oder mehrere der folgenden Maßnahmen zu beheben:</text:span><text:span text:style-name="T5"><text:line-break/> - </text:span><text:span text:style-name="T18">Richten Sie die Empfangsantenne neu aus oder positionieren Sie sie neu,</text:span><text:span text:style-name="T5"><text:line-break/> - </text:span><text:span text:style-name="T6">Vergrößern Sie den Abstand zwischen Gerät und Empfänger,</text:span><text:span text:style-name="T5"><text:line-break/> - </text:span><text:span text:style-name="T6">Verbinden Sie das Gerät mit einer Steckdose in einem anderen Stromkreis als dem, an den der Empfänger angeschlossen ist,</text:span></text:p>
          <text:p text:style-name="P29"><text:span text:style-name="T5"><text:s/>- </text:span><text:span text:style-name="T18">Wenden Sie sich an den Händler oder einen erfahrenen Radio-/Fernsehtechniker, um Hilfe zu erhalten</text:span></text:p>
          <text:p text:style-name="P14"/>
          <text:p text:style-name="P30"><text:span text:style-name="T5"><text:line-break/><text:line-break/></text:span><text:span text:style-name="T18">WARNUNG: Bitte ändern oder modifiziere</text:span><text:span text:style-name="T19">n</text:span><text:span text:style-name="T18"> Sie </text:span><text:span text:style-name="T20">nicht</text:span><text:span text:style-name="T18"> das Design dieses Produkts, da dies Ihre Fähigkeit zur freien Verwendung des Produkts beeinträchtigen kann. Dazu gehört auch die Änderung der Frequenz, mit der das Produkt arbeitet. </text:span><text:span text:style-name="T21">Verwenden Sie nur die beigelegte Antenne.</text:span></text:p>
          <text:p text:style-name="P30"/>
          <text:p text:style-name="P15"/>
        </text:list-item>
      </text:lis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1T17:40:33.524456705</meta:creation-date>
    <dc:date>2023-05-12T12:13:33.818077978</dc:date>
    <meta:editing-duration>PT1M48S</meta:editing-duration>
    <meta:editing-cycles>2</meta:editing-cycles>
    <meta:generator>LibreOffice/7.3.7.2$Linux_X86_64 LibreOffice_project/30$Build-2</meta:generator>
    <meta:document-statistic meta:table-count="0" meta:image-count="0" meta:object-count="0" meta:page-count="4" meta:paragraph-count="68" meta:word-count="1372" meta:character-count="9139" meta:non-whitespace-character-count="7858"/>
  </office:meta>
</office:document-meta>
</file>